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417cm"/>
    </style:style>
    <style:style style:name="ro1" style:family="table-row">
      <style:table-row-properties style:row-height="0.453cm" fo:break-before="auto" style:use-optimal-row-height="true"/>
    </style:style>
    <style:style style:name="ro2" style:family="table-row">
      <style:table-row-properties style:row-height="0.609cm" fo:break-before="auto" style:use-optimal-row-height="false"/>
    </style:style>
    <style:style style:name="ro3" style:family="table-row">
      <style:table-row-properties style:row-height="0.607cm" fo:break-before="auto" style:use-optimal-row-height="false"/>
    </style:style>
    <style:style style:name="ro4" style:family="table-row">
      <style:table-row-properties style:row-height="0.476cm" fo:break-before="auto" style:use-optimal-row-height="false"/>
    </style:style>
    <style:style style:name="ro5" style:family="table-row">
      <style:table-row-properties style:row-height="0.542cm" fo:break-before="auto" style:use-optimal-row-height="false"/>
    </style:style>
    <style:style style:name="ro6" style:family="table-row">
      <style:table-row-properties style:row-height="0.5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number-columns-repeated="2" table:default-cell-style-name="Default"/>
        <table:table-column table:style-name="co2" table:default-cell-style-name="ce1"/>
        <table:table-column table:style-name="co1" table:default-cell-style-name="Default"/>
        <table:table-row table:style-name="ro1">
          <table:table-cell office:value-type="string">
            <text:p>Nombre</text:p>
          </table:table-cell>
          <table:table-cell office:value-type="string">
            <text:p>Precio</text:p>
          </table:table-cell>
          <table:table-cell table:style-name="Default" office:value-type="string">
            <text:p>Descripción</text:p>
          </table:table-cell>
          <table:table-cell office:value-type="string">
            <text:p>Categoría</text:p>
          </table:table-cell>
        </table:table-row>
        <table:table-row table:style-name="ro2">
          <table:table-cell office:value-type="string">
            <text:p>Bing Nine</text:p>
          </table:table-cell>
          <table:table-cell office:value-type="float" office:value="1200">
            <text:p>1200</text:p>
          </table:table-cell>
          <table:table-cell office:value-type="string">
            <text:p>Proin gravida enim vehicula ligula dapibus, ut accumsan risus convallis. Integer non lorem mi. Fusce laoreet sapien ligula. Maecenas id ullamcorper urna. Praesent diam neque, maximus eu libero tempor, dignissim varius orci. Cras nec neque ut elit bibendum ornare pellentesque non turpis. Donec euismod dapibus tempor. Morbi augue erat, consequat a vehicula a, fermentum quis odio.</text:p>
          </table:table-cell>
          <table:table-cell office:value-type="string">
            <text:p>Bicicletas/MTB</text:p>
          </table:table-cell>
        </table:table-row>
        <table:table-row table:style-name="ro3">
          <table:table-cell office:value-type="string">
            <text:p>Ninety Six</text:p>
          </table:table-cell>
          <table:table-cell office:value-type="float" office:value="1500">
            <text:p>1500</text:p>
          </table:table-cell>
          <table:table-cell office:value-type="string">
            <text:p>Lorem ipsum dolor sit amet, consectetur adipiscing elit. Donec tristique blandit libero eu facilisis. Praesent vehicula augue eget odio lobortis faucibus. Vestibulum et laoreet nulla, ut suscipit erat. Nullam placerat fringilla lacinia. Pellentesque tempor iaculis mi, vitae rutrum lectus laoreet nec. Vestibulum sit amet cursus mauris, sed ultricies erat. Vivamus eget lorem ac lorem faucibus molestie. Pellentesque sagittis euismod posuere. Suspendisse dapibus nisi non neque sodales, ac sagittis ipsum bibendum.</text:p>
          </table:table-cell>
          <table:table-cell office:value-type="string">
            <text:p>Bicicletas/MTB</text:p>
          </table:table-cell>
        </table:table-row>
        <table:table-row table:style-name="ro4">
          <table:table-cell office:value-type="string">
            <text:p>One Sixty</text:p>
          </table:table-cell>
          <table:table-cell office:value-type="float" office:value="1000">
            <text:p>1000</text:p>
          </table:table-cell>
          <table:table-cell office:value-type="string">
            <text:p>Proin gravida enim vehicula ligula dapibus, ut accumsan risus convallis. Integer non lorem mi. Fusce laoreet sapien ligula. Maecenas id ullamcorper urna. Praesent diam neque, maximus eu libero tempor, dignissim varius orci. Cras nec neque ut elit bibendum ornare pellentesque non turpis. Donec euismod dapibus tempor. Morbi augue erat, consequat a vehicula a, fermentum quis odio.</text:p>
          </table:table-cell>
          <table:table-cell office:value-type="string">
            <text:p>Bicicletas/MTB</text:p>
          </table:table-cell>
        </table:table-row>
        <table:table-row table:style-name="ro5">
          <table:table-cell table:style-name="ce1" office:value-type="string">
            <text:p>One-Twenty</text:p>
          </table:table-cell>
          <table:table-cell office:value-type="float" office:value="2450">
            <text:p>2450</text:p>
          </table:table-cell>
          <table:table-cell office:value-type="string">
            <text:p>Lorem ipsum dolor sit amet, consectetur adipiscing elit. Donec tristique blandit libero eu facilisis. Praesent vehicula augue eget odio lobortis faucibus. Vestibulum et laoreet nulla, ut suscipit erat. Nullam placerat fringilla lacinia. Pellentesque tempor iaculis mi, vitae rutrum lectus laoreet nec. Vestibulum sit amet cursus mauris, sed ultricies erat. Vivamus eget lorem ac lorem faucibus molestie. Pellentesque sagittis euismod posuere. Suspendisse dapibus nisi non neque sodales, ac sagittis ipsum bibendum.</text:p>
          </table:table-cell>
          <table:table-cell office:value-type="string">
            <text:p>Bicicletas/MTB</text:p>
          </table:table-cell>
        </table:table-row>
        <table:table-row table:style-name="ro6">
          <table:table-cell table:style-name="ce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0000-00-00T16:20:21.8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3T16:20:26.53</meta:creation-date>
    <meta:editing-duration>P0D</meta:editing-duration>
    <meta:editing-cycles>2</meta:editing-cycles>
    <meta:generator>LibreOffice/3.6$Windows_x86 LibreOffice_project/2ef5aff-a6fb0ff-166bdff-cf087ad-0f1389</meta:generator>
    <dc:date>2017-02-13T16:25:23.68</dc:date>
    <meta:document-statistic meta:table-count="1" meta:cell-count="20" meta:object-count="0"/>
  </office:meta>
</office:document-meta>
</file>